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4-14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2-27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1-06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10-02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7-01 1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4-16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1-30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1-09 1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9-28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8-28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4-06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4-05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1-04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10-06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7-05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4-15 1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1-24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10-19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7-01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4-01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2-25 1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2-24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1-01-21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0-12-11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0-11-18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0-10-28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0-10-16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0-09-18 1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0-08-20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0-07-28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0-07-15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0-06-18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0-05-22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0-04-23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0-03-19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0-02-2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20-01-23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19-12-12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19-11-20 21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19-10-24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19-09-19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19-09-11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19-08-22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19-07-18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19-07-11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19-06-25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19-05-23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19-04-26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19-04-18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19-03-26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19-02-21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19-01-17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18-12-13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18-11-21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18-10-23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18-09-20 1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18-08-23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18-07-24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18-06-27 1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18-05-24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18-04-19 1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18-03-27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18-02-27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18-01-23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17-12-15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17-11-24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17-10-24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17-09-22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17-08-24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17-07-26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17-06-30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17-05-26 1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17-04-27 1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17-03-31 11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17-02-24 12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17-01-30 1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16-12-30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16-11-25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16-10-28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16-09-30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16-08-24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16-07-27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16-06-29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16-05-27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16-04-27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16-03-30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16-02-26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16-01-27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15-12-22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15-11-25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15-10-27 13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15-10-01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15-08-26 12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15-07-30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15-06-22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15-05-28 1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15-04-29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15-03-25 1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15-02-26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15-01-29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14-12-17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14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14-10-27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14-09-23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14-08-25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14-07-29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14-06-25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14-05-27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14-04-28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14-03-24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14-02-25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14-01-27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13-12-23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13-11-29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13-10-28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13-09-24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13-08-26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13-07-31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13-06-27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13-05-31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13-04-29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13-03-28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13-02-25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13-01-30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12-12-21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12-11-26 1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12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12-09-17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12-08-27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12-07-23 1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12-06-25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12-05-23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12-04-30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12-03-26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12-03-08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12-01-23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11-12-28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11-11-28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11-10-24 1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11-09-26 1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11-07-26 1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11-06-27 1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11-05-23 1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11-04-26 1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11-03-28 1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11-02-22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11-01-24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10-12-20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10-11-22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10-10-25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10-09-27 1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10-08-23 1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10-07-26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10-06-28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10-05-25 1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10-04-26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10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10-02-23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10-01-2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09-12-21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09-11-23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09-10-26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09-09-28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09-08-25 1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09-07-28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09-06-24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09-05-26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09-04-27 1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09-03-2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08-12-24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08-11-25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08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08-09-22 1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08-08-25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08-07-28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08-06-27 12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08-05-21 1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08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08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08-02-26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08-01-29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07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07-11-28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07-10-26 1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07-09-25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07-08-31 1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07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07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07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07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07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07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07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06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06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06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06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06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06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06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06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06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06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06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06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05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05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05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05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05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05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05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05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05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05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05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04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04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04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04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04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04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04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04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04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04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04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03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03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03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03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03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03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03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03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03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03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03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02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02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02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02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02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02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02-08-2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02-06-3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02-05-29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02-05-1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02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02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02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01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01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01-10-1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57071243702</text:p>
          </table:table-cell>
          <table:table-cell office:value-type="string" calcext:value-type="string">
            <text:p>MA-WWW <text:s/>160 WESTFORD, MA</text:p>
          </table:table-cell>
          <table:table-cell office:value-type="string" calcext:value-type="string">
            <text:p>2001-09-19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78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758" meta:object-count="0"/>
    <meta:user-defined meta:name="AppVersion">3.0</meta:user-defined>
  </office:meta>
</office:document-meta>
</file>